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" draw:id="id1" draw:layer="layout" svg:width="8cm" svg:height="1.6cm" svg:x="11.2cm" svg:y="0.4cm">
          <text:p text:style-name="P1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1.6cm" svg:x="11.2cm" svg:y="14.8cm">
          <text:p text:style-name="P1">Acquéri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cm" svg:height="1.6cm" svg:x="11.2cm" svg:y="12.4cm">
          <text:p text:style-name="P1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0.8cm" svg:y1="11.6cm" svg:x2="1.6cm" svg:y2="10cm">
            <text:p/>
          </draw:line>
          <draw:line draw:style-name="gr2" draw:text-style-name="P2" draw:layer="layout" svg:x1="2.4cm" svg:y1="11.6cm" svg:x2="1.6cm" svg:y2="10cm">
            <text:p/>
          </draw:line>
          <draw:line draw:style-name="gr2" draw:text-style-name="P2" draw:layer="layout" svg:x1="1.6cm" svg:y1="7.6cm" svg:x2="1.6cm" svg:y2="10cm">
            <text:p/>
          </draw:line>
          <draw:line draw:style-name="gr2" draw:text-style-name="P2" draw:layer="layout" svg:x1="0.8cm" svg:y1="8.8cm" svg:x2="2.4cm" svg:y2="8.8cm">
            <text:p/>
          </draw:line>
          <draw:custom-shape draw:style-name="gr3" draw:text-style-name="P3" draw:layer="layout" svg:width="1.6cm" svg:height="1.6cm" svg:x="0.8cm" svg:y="6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1" draw:layer="layout" svg:width="3.2cm" svg:height="0.8cm" svg:x="0cm" svg:y="11.6cm">
          <draw:text-box>
            <text:p text:style-name="P1">Employé</text:p>
          </draw:text-box>
        </draw:frame>
        <draw:custom-shape draw:style-name="gr1" draw:text-style-name="P1" xml:id="id4" draw:id="id4" draw:layer="layout" svg:width="8cm" svg:height="1.6cm" svg:x="11.2cm" svg:y="7.6cm">
          <text:p text:style-name="P1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8cm" svg:height="1.6cm" svg:x="11.2cm" svg:y="10cm">
          <text:p text:style-name="P1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8cm" svg:height="1.6cm" svg:x="11.2cm" svg:y="17.2cm">
          <text:p text:style-name="P1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.2cm" svg:x2="2.4cm" svg:y2="9.2cm" draw:start-shape="id1" draw:end-shape="id2" draw:end-glue-point="1" svg:d="M11200 1200l-8800 8000" svg:viewBox="0 0 8801 8001">
          <text:p/>
        </draw:connector>
        <draw:connector draw:style-name="gr5" draw:layer="layout" draw:type="line" svg:x1="11.2cm" svg:y1="4.8cm" svg:x2="2.4cm" svg:y2="9.2cm" draw:start-shape="id3" draw:end-shape="id2" draw:end-glue-point="1" svg:d="M11200 4800l-8800 4400" svg:viewBox="0 0 8801 4401">
          <text:p/>
        </draw:connector>
        <draw:connector draw:style-name="gr5" draw:layer="layout" draw:type="line" svg:x1="11.2cm" svg:y1="8.4cm" svg:x2="2.4cm" svg:y2="9.2cm" draw:start-shape="id4" draw:end-shape="id2" draw:end-glue-point="1" svg:d="M11200 8400l-8800 800" svg:viewBox="0 0 8801 801">
          <text:p/>
        </draw:connector>
        <draw:connector draw:style-name="gr5" draw:layer="layout" draw:type="line" svg:x1="11.2cm" svg:y1="10.8cm" svg:x2="2.4cm" svg:y2="9.2cm" draw:start-shape="id5" draw:end-shape="id2" draw:end-glue-point="1" svg:d="M11200 10800l-8800-1600" svg:viewBox="0 0 8801 1601">
          <text:p/>
        </draw:connector>
        <draw:connector draw:style-name="gr5" draw:layer="layout" draw:type="line" svg:x1="11.2cm" svg:y1="13.2cm" svg:x2="2.4cm" svg:y2="9.2cm" draw:start-shape="id6" draw:end-shape="id2" draw:end-glue-point="1" svg:d="M11200 13200l-8800-4000" svg:viewBox="0 0 8801 4001">
          <text:p/>
        </draw:connector>
        <draw:connector draw:style-name="gr5" draw:layer="layout" draw:type="line" svg:x1="11.2cm" svg:y1="15.6cm" svg:x2="2.4cm" svg:y2="9.2cm" draw:start-shape="id7" draw:start-glue-point="6" draw:end-shape="id2" draw:end-glue-point="1" svg:d="M11200 15600l-8800-6400" svg:viewBox="0 0 8801 6401">
          <text:p/>
        </draw:connector>
        <draw:custom-shape draw:style-name="gr1" draw:text-style-name="P1" xml:id="id3" draw:id="id3" draw:layer="layout" svg:width="8cm" svg:height="1.6cm" svg:x="11.2cm" svg:y="4cm">
          <text:p text:style-name="P1">Propos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15.2cm" svg:y1="5.6cm" svg:x2="15.2cm" svg:y2="7.6cm" draw:start-shape="id3" draw:start-glue-point="8" draw:end-shape="id4" draw:end-glue-point="4" svg:d="M15200 5600v2000" svg:viewBox="0 0 1 2001">
          <text:p>« utilise »</text:p>
        </draw:connector>
        <draw:custom-shape draw:style-name="gr3" draw:text-style-name="P1" draw:layer="layout" svg:width="1.6cm" svg:height="1.6cm" svg:x="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8cm" svg:x2="2.4cm" svg:y2="9.2cm" draw:start-shape="id8" draw:end-shape="id2" draw:end-glue-point="1" svg:d="M11200 18000l-8800-8800" svg:viewBox="0 0 8801 8801">
          <text:p/>
        </draw:connector>
        <draw:connector draw:style-name="gr6" draw:layer="layout" draw:type="line" svg:x1="15.2cm" svg:y1="4cm" svg:x2="15.2cm" svg:y2="2cm" draw:start-shape="id3" draw:start-glue-point="4" draw:end-shape="id1" draw:end-glue-point="8" svg:d="M15200 4000v-2000" svg:viewBox="0 0 1 2001">
          <text:p>« utilise »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1H4M31S</meta:editing-duration>
    <meta:editing-cycles>22</meta:editing-cycles>
    <meta:generator>LibreOffice/4.3.4.1$Windows_x86 LibreOffice_project/bc356b2f991740509f321d70e4512a6a54c5f243</meta:generator>
    <dc:date>2015-01-26T15:43:15.906000000</dc:date>
    <meta:document-statistic meta:object-count="24"/>
    <meta:template xlink:type="simple" xlink:actuate="onRequest" xlink:title="Diagramme" xlink:href="../../../../../../AppData/Roaming/LibreOffice/4/user/template/Diagramme.otg" meta:date="2014-12-05T19:11:58.001000000"/>
  </office:meta>
</office:document-meta>
</file>